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2</text:p>
      <text:p text:style-name="P2"/>
      <text:p text:style-name="P2">## <text:s/>Table <text:s/>##</text:p>
      <text:p text:style-name="P1"/>
      <text:p text:style-name="P2">A) Creating table :</text:p>
      <text:p text:style-name="P1">-&gt; Creating Table :</text:p>
      <text:p text:style-name="P1">mysql&gt; create table Employee( emp_id int(5), emp_name varchar(50), dob date, salary int(10), address varchar(50));</text:p>
      <text:p text:style-name="P1">Query OK, 0 rows affected (0.08 sec)</text:p>
      <text:p text:style-name="P1"/>
      <text:p text:style-name="P1">-&gt; Creating new table same as existing table :</text:p>
      <text:p text:style-name="P1">mysql&gt; create table EMP as select * from Employee;</text:p>
      <text:p text:style-name="P1">Query OK, 5 rows affected (0.11 sec)</text:p>
      <text:p text:style-name="P1">Records: 5 <text:s/>Duplicates: 0 <text:s/>Warnings: 0</text:p>
      <text:p text:style-name="P1">mysql&gt; select * from EMP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| <text:s text:c="2"/>1124 | Joy <text:s text:c="5"/>| 1990-03-15 | <text:s/>45000 | Pune <text:s text:c="3"/>|</text:p>
      <text:p text:style-name="P1">| <text:s text:c="2"/>1125 | Ramesh <text:s text:c="2"/>| 1990-03-05 | <text:s/>33000 | Mumbai <text:s/>|</text:p>
      <text:p text:style-name="P1">| <text:s text:c="2"/>1126 | Paresh <text:s text:c="2"/>| 1994-08-17 | <text:s/>33000 | Mumbai <text:s/>|</text:p>
      <text:p text:style-name="P1">+--------+----------+------------+--------+---------+</text:p>
      <text:p text:style-name="P1">5 rows in set (0.01 sec)</text:p>
      <text:p text:style-name="P1"/>
      <text:p text:style-name="P1">-&gt; Creating new table from existing table with specific field and all records :</text:p>
      <text:p text:style-name="P1">mysql&gt; create table Salary as select emp_id, emp_name, salary from Employee;Query OK, 5 rows affected (0.19 sec)</text:p>
      <text:p text:style-name="P1">Records: 5 <text:s/>Duplicates: 0 <text:s/>Warnings: 0</text:p>
      <text:p text:style-name="P1">mysql&gt; select * from Salary;</text:p>
      <text:p text:style-name="P1">+--------+----------+--------+</text:p>
      <text:p text:style-name="P1">| emp_id | emp_name | salary |</text:p>
      <text:p text:style-name="P1">+--------+----------+--------+</text:p>
      <text:p text:style-name="P1">| <text:s text:c="2"/>1122 | Samir <text:s text:c="3"/>| <text:s/>40000 |</text:p>
      <text:p text:style-name="P1">| <text:s text:c="2"/>1123 | Ajay <text:s text:c="4"/>| <text:s/>45000 |</text:p>
      <text:p text:style-name="P1">| <text:s text:c="2"/>1124 | Joy <text:s text:c="5"/>| <text:s/>45000 |</text:p>
      <text:p text:style-name="P1">| <text:s text:c="2"/>1125 | Ramesh <text:s text:c="2"/>| <text:s/>33000 |</text:p>
      <text:p text:style-name="P1">| <text:s text:c="2"/>1126 | Paresh <text:s text:c="2"/>| <text:s/>33000 |</text:p>
      <text:p text:style-name="P1">+--------+----------+--------+</text:p>
      <text:p text:style-name="P1">5 rows in set (0.02 sec)</text:p>
      <text:p text:style-name="P1"/>
      <text:p text:style-name="P1">-&gt; Creating new table from existing table with specific records and all fields :</text:p>
      <text:p text:style-name="P1">mysql&gt; create table EMP1 as select * from Employee where salary &gt; 35000;</text:p>
      <text:p text:style-name="P1">Query OK, 3 rows affected (0.12 sec)</text:p>
      <text:p text:style-name="P1">Records: 3 <text:s/>Duplicates: 0 <text:s/>Warnings: 0</text:p>
      <text:p text:style-name="P1">mysql&gt; select * from EMP1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<text:soft-page-break/>| <text:s text:c="2"/>1124 | Joy <text:s text:c="5"/>| 1990-03-15 | <text:s/>45000 | Pune <text:s text:c="3"/>|</text:p>
      <text:p text:style-name="P1">+--------+----------+------------+--------+---------+</text:p>
      <text:p text:style-name="P1">3 rows in set (0.01 sec)</text:p>
      <text:p text:style-name="P1"/>
      <text:p text:style-name="P2">B) Modifying table :</text:p>
      <text:p text:style-name="P1"/>
      <text:p text:style-name="P1">-&gt; Adding new column in table :</text:p>
      <text:p text:style-name="P1">mysql&gt; alter table Salary add address varchar(50);</text:p>
      <text:p text:style-name="P1">Query OK, 5 rows affected (0.10 sec)</text:p>
      <text:p text:style-name="P1">Records: 5 <text:s/>Duplicates: 0 <text:s/>Warnings: 0</text:p>
      <text:p text:style-name="P1">mysql&gt; select * from Salary;</text:p>
      <text:p text:style-name="P1">+--------+----------+--------+---------+</text:p>
      <text:p text:style-name="P1">| emp_id | emp_name | salary | address |</text:p>
      <text:p text:style-name="P1">+--------+----------+--------+---------+</text:p>
      <text:p text:style-name="P1">| <text:s text:c="2"/>1122 | Samir <text:s text:c="3"/>| <text:s/>40000 | NULL <text:s text:c="3"/>|</text:p>
      <text:p text:style-name="P1">| <text:s text:c="2"/>1123 | Ajay <text:s text:c="4"/>| <text:s/>45000 | NULL <text:s text:c="3"/>|</text:p>
      <text:p text:style-name="P1">| <text:s text:c="2"/>1124 | Joy <text:s text:c="5"/>| <text:s/>45000 | NULL <text:s text:c="3"/>|</text:p>
      <text:p text:style-name="P1">| <text:s text:c="2"/>1125 | Ramesh <text:s text:c="2"/>| <text:s/>33000 | NULL <text:s text:c="3"/>|</text:p>
      <text:p text:style-name="P1">| <text:s text:c="2"/>1126 | Paresh <text:s text:c="2"/>| <text:s/>33000 | NULL <text:s text:c="3"/>|</text:p>
      <text:p text:style-name="P1">+--------+----------+--------+---------+</text:p>
      <text:p text:style-name="P1">5 rows in set (0.00 sec)</text:p>
      <text:p text:style-name="P1"/>
      <text:p text:style-name="P1">-&gt; Modifying column of table :</text:p>
      <text:p text:style-name="P1">mysql&gt; alter table Salary modify address char(20);</text:p>
      <text:p text:style-name="P1">Query OK, 5 rows affected (0.22 sec)</text:p>
      <text:p text:style-name="P1">Records: 5 <text:s/>Duplicates: 0 <text:s/>Warnings: 0</text:p>
      <text:p text:style-name="P1"/>
      <text:p text:style-name="P1">-&gt; Dropping column from table :</text:p>
      <text:p text:style-name="P1">mysql&gt; alter table Salary drop column address;</text:p>
      <text:p text:style-name="P1">Query OK, 5 rows affected (0.18 sec)</text:p>
      <text:p text:style-name="P1">Records: 5 <text:s/>Duplicates: 0 <text:s/>Warnings: 0</text:p>
      <text:p text:style-name="P1"/>
      <text:p text:style-name="P2">C) Renaming table :</text:p>
      <text:p text:style-name="P1">mysql&gt; rename table EMP1 to Employee1;</text:p>
      <text:p text:style-name="P1">Query OK, 0 rows affected (0.04 sec)</text:p>
      <text:p text:style-name="P1"/>
      <text:p text:style-name="P2">D) Drop table :</text:p>
      <text:p text:style-name="P1"/>
      <text:p text:style-name="P1">mysql&gt; drop table Employee1;</text:p>
      <text:p text:style-name="P1">Query OK, 0 rows affected (0.03 sec)</text:p>
      <text:p text:style-name="P1"/>
      <text:p text:style-name="P2">## <text:s/>View <text:s/>##</text:p>
      <text:p text:style-name="P1"/>
      <text:p text:style-name="P2">A) Creating view :</text:p>
      <text:p text:style-name="P1"/>
      <text:p text:style-name="P1">--&gt; Creating view with all fields from existing table</text:p>
      <text:p text:style-name="P1">mysql&gt; create or replace view emp_view as select * from Employee;</text:p>
      <text:p text:style-name="P1">Query OK, 0 rows affected (0.03 sec)</text:p>
      <text:p text:style-name="P1"/>
      <text:p text:style-name="P1">mysql&gt; select * from emp_view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<text:soft-page-break/>| <text:s text:c="2"/>1123 | Ajay <text:s text:c="4"/>| 1992-05-25 | <text:s/>45000 | Nashik <text:s/>|</text:p>
      <text:p text:style-name="P1">| <text:s text:c="2"/>1124 | Joy <text:s text:c="5"/>| 1990-03-15 | <text:s/>45000 | Pune <text:s text:c="3"/>|</text:p>
      <text:p text:style-name="P1">| <text:s text:c="2"/>1125 | Ramesh <text:s text:c="2"/>| 1990-03-05 | <text:s/>33000 | Mumbai <text:s/>|</text:p>
      <text:p text:style-name="P1">| <text:s text:c="2"/>1126 | Paresh <text:s text:c="2"/>| 1994-08-17 | <text:s/>33000 | Mumbai <text:s/>|</text:p>
      <text:p text:style-name="P1">+--------+----------+------------+--------+---------+</text:p>
      <text:p text:style-name="P1">5 rows in set (0.03 sec)</text:p>
      <text:p text:style-name="P1"/>
      <text:p text:style-name="P1">--&gt; Creating view with specific fields from existing table</text:p>
      <text:p text:style-name="P1">mysql&gt; create or replace view emp_view as select emp_id, dob from Employee;</text:p>
      <text:p text:style-name="P1">Query OK, 0 rows affected (0.03 sec)</text:p>
      <text:p text:style-name="P1"/>
      <text:p text:style-name="P1">mysql&gt; select * from emp_view;</text:p>
      <text:p text:style-name="P1">+--------+------------+</text:p>
      <text:p text:style-name="P1">| emp_id | dob <text:s text:c="7"/>|</text:p>
      <text:p text:style-name="P1">+--------+------------+</text:p>
      <text:p text:style-name="P1">| <text:s text:c="2"/>1122 | 1991-02-22 |</text:p>
      <text:p text:style-name="P1">| <text:s text:c="2"/>1123 | 1992-05-25 |</text:p>
      <text:p text:style-name="P1">| <text:s text:c="2"/>1124 | 1990-03-15 |</text:p>
      <text:p text:style-name="P1">| <text:s text:c="2"/>1125 | 1990-03-05 |</text:p>
      <text:p text:style-name="P1">| <text:s text:c="2"/>1126 | 1994-08-17 |</text:p>
      <text:p text:style-name="P1">+--------+------------+</text:p>
      <text:p text:style-name="P1">5 rows in set (0.00 sec)</text:p>
      <text:p text:style-name="P1"/>
      <text:p text:style-name="P1">--&gt; Creating view with specific record from existing table</text:p>
      <text:p text:style-name="P1">mysql&gt; create or replace view emp_view as select * from Employee where salary &gt; 35000;</text:p>
      <text:p text:style-name="P1">Query OK, 0 rows affected (0.03 sec)</text:p>
      <text:p text:style-name="P1"/>
      <text:p text:style-name="P1">mysql&gt; select * from emp_view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| <text:s text:c="2"/>1124 | Joy <text:s text:c="5"/>| 1990-03-15 | <text:s/>45000 | Pune <text:s text:c="3"/>|</text:p>
      <text:p text:style-name="P1">+--------+----------+------------+--------+---------+</text:p>
      <text:p text:style-name="P1">3 rows in set (0.02 sec)</text:p>
      <text:p text:style-name="P1"/>
      <text:p text:style-name="P2">B) Updating view</text:p>
      <text:p text:style-name="P1"/>
      <text:p text:style-name="P1">mysql&gt; update emp_view set salary=43000 where emp_id = 1124;</text:p>
      <text:p text:style-name="P1">Query OK, 1 row affected (0.05 sec)</text:p>
      <text:p text:style-name="P1">Rows matched: 1 <text:s/>Changed: 1 <text:s/>Warnings: 0</text:p>
      <text:p text:style-name="P1">mysql&gt; select * from emp_view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| <text:s text:c="2"/>1124 | Joy <text:s text:c="5"/>| 1990-03-15 | <text:s/>43000 | Pune <text:s text:c="3"/>|</text:p>
      <text:p text:style-name="P1">+--------+----------+------------+--------+---------+</text:p>
      <text:p text:style-name="P1">3 rows in set (0.01 sec)</text:p>
      <text:p text:style-name="P1"/>
      <text:p text:style-name="P1">mysql&gt; select * from Employee where emp_id=1124;</text:p>
      <text:p text:style-name="P1"><text:soft-page-break/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4 | Joy <text:s text:c="5"/>| 1990-03-15 | <text:s/>43000 | Pune <text:s text:c="3"/>|</text:p>
      <text:p text:style-name="P1">+--------+----------+------------+--------+---------+</text:p>
      <text:p text:style-name="P1">1 row in set (0.01 sec)</text:p>
      <text:p text:style-name="P1"/>
      <text:p text:style-name="P2">C) Dropping view :</text:p>
      <text:p text:style-name="P1">mysql&gt; drop view emp_view;</text:p>
      <text:p text:style-name="P1">Query OK, 0 rows affected (0.01 sec)</text:p>
      <text:p text:style-name="P1"/>
      <text:p text:style-name="P2">## <text:s/>Index <text:s/>##</text:p>
      <text:p text:style-name="P1"/>
      <text:p text:style-name="P2">A) Creating index :</text:p>
      <text:p text:style-name="P1"/>
      <text:p text:style-name="P1">mysql&gt; create index emp_index on Employee(emp_id);</text:p>
      <text:p text:style-name="P1"/>
      <text:p text:style-name="P1">mysql&gt; create index emp_index1 on Employee(emp_id,address);</text:p>
      <text:p text:style-name="P1"/>
      <text:p text:style-name="P1">mysql&gt; create index emp_index2 on Employee(emp_id);</text:p>
      <text:p text:style-name="P1"/>
      <text:p text:style-name="P1"/>
      <text:p text:style-name="P2">B) Displaying index :</text:p>
      <text:p text:style-name="P1"/>
      <text:p text:style-name="P1">mysql&gt; show index from Employee;</text:p>
      <text:p text:style-name="P1">+----------+------------+------------+--------------+-------------+-----------+-------------+----------+--------+------+------------+---------+---------------+</text:p>
      <text:p text:style-name="P1">| Table <text:s text:c="3"/>| Non_unique | Key_name <text:s text:c="2"/>| Seq_in_index | Column_name | Collation | Cardinality | Sub_part | Packed | Null | Index_type | Comment | Index_comment |</text:p>
      <text:p text:style-name="P1">+----------+------------+------------+--------------+-------------+-----------+-------------+----------+--------+------+------------+---------+---------------+</text:p>
      <text:p text:style-name="P1">| Employee | <text:s text:c="9"/>1 | emp_index <text:s/>| <text:s text:c="11"/>1 | emp_id <text:s text:c="5"/>| A <text:s text:c="8"/>| <text:s text:c="10"/>5 | <text:s text:c="4"/>NULL | NULL <text:s text:c="2"/>| YES <text:s/>| BTREE <text:s text:c="5"/>| <text:s text:c="8"/>| <text:s text:c="14"/>|</text:p>
      <text:p text:style-name="P1">| Employee | <text:s text:c="9"/>1 | emp_index1 | <text:s text:c="11"/>1 | emp_id <text:s text:c="5"/>| A <text:s text:c="8"/>| <text:s text:c="10"/>5 | <text:s text:c="4"/>NULL | NULL <text:s text:c="2"/>| YES <text:s/>| BTREE <text:s text:c="5"/>| <text:s text:c="8"/>| <text:s text:c="14"/>|</text:p>
      <text:p text:style-name="P1">| Employee | <text:s text:c="9"/>1 | emp_index1 | <text:s text:c="11"/>2 | address <text:s text:c="4"/>| A <text:s text:c="8"/>| <text:s text:c="10"/>5 | <text:s text:c="4"/>NULL | NULL <text:s text:c="2"/>| YES <text:s/>| BTREE <text:s text:c="5"/>| <text:s text:c="8"/>| <text:s text:c="14"/>|</text:p>
      <text:p text:style-name="P1">| Employee | <text:s text:c="9"/>1 | emp_index2 | <text:s text:c="11"/>1 | emp_id <text:s text:c="5"/>| A <text:s text:c="8"/>| <text:s text:c="10"/>5 | <text:s text:c="4"/>NULL | NULL <text:s text:c="2"/>| YES <text:s/>| BTREE <text:s text:c="5"/>| <text:s text:c="8"/>| <text:s text:c="14"/>|</text:p>
      <text:p text:style-name="P1">+----------+------------+------------+--------------+-------------+-----------+-------------+----------+--------+------+------------+---------+---------------+</text:p>
      <text:p text:style-name="P1">4 rows in set (0.06 sec)</text:p>
      <text:p text:style-name="P1"/>
      <text:p text:style-name="P2">C) Dropping index</text:p>
      <text:p text:style-name="P1">mysql&gt; drop index emp_index2 on Employee;</text:p>
      <text:p text:style-name="P1">Query OK, 0 rows affected (0.10 sec)</text:p>
      <text:p text:style-name="P1"><text:soft-page-break/>Records: 0 <text:s/>Duplicates: 0 <text:s/>Warnings: 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11:39.67</meta:creation-date>
    <dc:date>2017-09-06T17:33:17.10</dc:date>
    <meta:editing-duration>PT7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5" meta:paragraph-count="163" meta:word-count="1282" meta:character-count="7589"/>
  </office:meta>
</office:document-meta>
</file>